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8adb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8adb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8adb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8adb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8adb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8adb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8adb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8adb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8adb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8adb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8adb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8adb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8adb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8adb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8adb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8adb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8adb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Robert Alejandro Castro Leo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9/6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36075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Romer Jose Castro Rangel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65455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18.09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3" meta:non-whitespace-character-count="995"/>
    <meta:template xlink:type="simple" xlink:actuate="onRequest" xlink:title="Normal" xlink:href=""/>
  </office:meta>
</office:document-meta>
</file>